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A000001C451DE3CD526B66B8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9.35cm" fo:min-width="18.1cm"/>
    </style:style>
    <style:style style:name="gr2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3.85cm" fo:min-width="0.2cm"/>
    </style:style>
    <style:style style:name="gr4" style:family="graphic" style:parent-style-name="standard">
      <style:graphic-properties draw:textarea-horizontal-align="justify" draw:textarea-vertical-align="middle" draw:auto-grow-height="false" fo:min-height="2.95cm" fo:min-width="0.2cm"/>
    </style:style>
    <style:style style:name="gr5" style:family="graphic" style:parent-style-name="standard">
      <style:graphic-properties draw:textarea-horizontal-align="justify" draw:textarea-vertical-align="middle" draw:auto-grow-height="false" fo:min-height="3.35cm" fo:min-width="0.2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59cm, 0.702cm, 1.485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cm" svg:height="9.6cm" svg:x="1.6cm" svg:y="7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cm" svg:y1="14.321cm" svg:x2="13.801cm" svg:y2="14.321cm">
          <text:p/>
        </draw:line>
        <draw:line draw:style-name="gr2" draw:text-style-name="P2" draw:layer="layout" svg:x1="5.337cm" svg:y1="14.371cm" svg:x2="5.337cm" svg:y2="7.871cm">
          <text:p/>
        </draw:line>
        <draw:custom-shape draw:style-name="gr3" draw:text-style-name="P3" draw:layer="layout" svg:width="0.7cm" svg:height="4.1cm" svg:x="6.1cm" svg:y="10.1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cm" svg:height="3.2cm" svg:x="8.3cm" svg:y="11.0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cm" svg:height="3.6cm" svg:x="10.4cm" svg:y="10.67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47cm" svg:height="0.962cm" draw:transform="rotate (0.673173492494213) translate (4.771cm 15.936cm)">
          <draw:text-box>
            <text:p>Control</text:p>
          </draw:text-box>
        </draw:frame>
        <draw:frame draw:style-name="gr6" draw:text-style-name="P4" draw:layer="layout" svg:width="3.742cm" svg:height="0.962cm" draw:transform="rotate (0.673173492494213) translate (6.405cm 16.45cm)">
          <draw:text-box>
            <text:p>Navigation</text:p>
          </draw:text-box>
        </draw:frame>
        <draw:frame draw:style-name="gr6" draw:text-style-name="P4" draw:layer="layout" svg:width="3.4cm" svg:height="0.962cm" draw:transform="rotate (0.673173492494213) translate (8.673cm 16.238cm)">
          <draw:text-box>
            <text:p>Guidance</text:p>
          </draw:text-box>
        </draw:frame>
        <draw:frame draw:style-name="gr7" draw:text-style-name="P4" draw:layer="layout" svg:width="3.5cm" svg:height="1.673cm" svg:x="1.8cm" svg:y="8.498cm">
          <draw:text-box>
            <text:p>Autonomy Level</text:p>
          </draw:text-box>
        </draw:frame>
        <draw:frame draw:style-name="gr7" draw:text-style-name="P4" draw:layer="layout" svg:width="4.8cm" svg:height="1.673cm" svg:x="14cm" svg:y="13.398cm">
          <draw:text-box>
            <text:p>high / low level of abstraction</text:p>
          </draw:text-box>
        </draw:frame>
        <draw:frame draw:style-name="gr8" draw:text-style-name="P2" draw:layer="layout" svg:width="7.948cm" svg:height="4.899cm" svg:x="12.2cm" svg:y="7.5cm">
          <draw:image xlink:href="Pictures/100000000000025A000001C451DE3CD526B66B8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3T18:48:02.599178730</meta:creation-date>
    <dc:date>2020-03-03T19:14:41.842592311</dc:date>
    <meta:editing-duration>PT19M38S</meta:editing-duration>
    <meta:editing-cycles>4</meta:editing-cycles>
    <meta:generator>LibreOffice/5.1.6.2$Linux_X86_64 LibreOffice_project/10m0$Build-2</meta:generator>
    <meta:document-statistic meta:object-count="12"/>
  </office:meta>
</office:document-meta>
</file>